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/>
    <style:font-face style:name="Mangal1" svg:font-family="Mangal"/>
    <style:font-face style:name="ГОСТ 2.304-81" svg:font-family="'ГОСТ 2.304-81'"/>
    <style:font-face style:name="Arial1" svg:font-family="Arial" style:font-family-generic="swiss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ГОСТ 2.304-811" fo:font-size="18pt" fo:language="en" fo:country="US" fo:font-style="normal" style:font-size-asian="18pt" style:font-style-asian="normal" style:font-size-complex="18pt" style:font-style-complex="normal"/>
    </style:style>
    <style:style style:name="T1" style:family="text">
      <style:text-properties fo:language="ru" fo:country="RU"/>
    </style:style>
    <style:style style:name="T2" style:family="text">
      <style:text-properties style:font-name="ГОСТ 2.304-81" fo:language="ru" fo:country="RU"/>
    </style:style>
    <style:style style:name="T3" style:family="text">
      <style:text-properties style:font-name="Arial" fo:language="ru" fo:country="RU"/>
    </style:style>
    <style:style style:name="T4" style:family="text">
      <style:text-properties style:font-name="Arial1"/>
    </style:style>
    <style:style style:name="T5" style:family="text">
      <style:text-properties style:font-name="Arial1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̆a аăӗt̆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/>
    <style:font-face style:name="Mangal1" svg:font-family="Mangal"/>
    <style:font-face style:name="ГОСТ 2.304-81" svg:font-family="'ГОСТ 2.304-81'"/>
    <style:font-face style:name="Arial1" svg:font-family="Arial" style:font-family-generic="swiss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ru" fo:country="RU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Бетке</meta:initial-creator>
    <meta:creation-date>2015-04-02T23:43:14.89</meta:creation-date>
    <dc:date>2015-04-05T01:55:22.04</dc:date>
    <dc:creator>Сергей Бетке</dc:creator>
    <meta:editing-duration>PT1H10M21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" meta:word-count="2" meta:character-count="13"/>
  </office:meta>
</office:document-meta>
</file>